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apple-system, BlinkMacSystemFont, 'Segoe UI', Roboto, 'Helvetica Neue', Arial, sans-serif, 'Apple Color Emoji', 'Segoe UI Emoji', 'Segoe UI Symbol', 'Noto Color Emoji'"/>
    <style:font-face style:name="dejavu sans mono" svg:font-family="'dejavu sans mono', monospace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497" officeooo:paragraph-rsid="00020497"/>
    </style:style>
    <style:style style:name="P2" style:family="paragraph" style:parent-style-name="Standard">
      <style:text-properties officeooo:rsid="00030aed" officeooo:paragraph-rsid="00030aed"/>
    </style:style>
    <style:style style:name="P3" style:family="paragraph" style:parent-style-name="Standard">
      <style:text-properties officeooo:rsid="0004bff3" officeooo:paragraph-rsid="0004bff3"/>
    </style:style>
    <style:style style:name="P4" style:family="paragraph" style:parent-style-name="Standard">
      <style:text-properties officeooo:rsid="0006aa7d" officeooo:paragraph-rsid="0006aa7d"/>
    </style:style>
    <style:style style:name="P5" style:family="paragraph" style:parent-style-name="Standard">
      <style:text-properties officeooo:paragraph-rsid="0006aa7d"/>
    </style:style>
    <style:style style:name="P6" style:family="paragraph" style:parent-style-name="Standard">
      <style:text-properties officeooo:rsid="0006f3bf" officeooo:paragraph-rsid="0006f3bf"/>
    </style:style>
    <style:style style:name="P7" style:family="paragraph" style:parent-style-name="Standard">
      <style:text-properties officeooo:rsid="000b3946" officeooo:paragraph-rsid="000b3946"/>
    </style:style>
    <style:style style:name="P8" style:family="paragraph" style:parent-style-name="Standard">
      <style:text-properties officeooo:rsid="000f128a" officeooo:paragraph-rsid="000f128a"/>
    </style:style>
    <style:style style:name="P9" style:family="paragraph" style:parent-style-name="Standard">
      <style:text-properties officeooo:rsid="001076c7" officeooo:paragraph-rsid="001076c7"/>
    </style:style>
    <style:style style:name="P10" style:family="paragraph" style:parent-style-name="Standard">
      <style:text-properties officeooo:paragraph-rsid="00115369"/>
    </style:style>
    <style:style style:name="P11" style:family="paragraph" style:parent-style-name="Standard">
      <style:text-properties officeooo:rsid="0012d157" officeooo:paragraph-rsid="0012d157"/>
    </style:style>
    <style:style style:name="P12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13" style:family="paragraph" style:parent-style-name="Standard">
      <style:text-properties officeooo:rsid="0021ddfb" officeooo:paragraph-rsid="0021ddfb"/>
    </style:style>
    <style:style style:name="P14" style:family="paragraph" style:parent-style-name="Standard">
      <style:text-properties officeooo:paragraph-rsid="002378c7"/>
    </style:style>
    <style:style style:name="P15" style:family="paragraph" style:parent-style-name="Standard">
      <style:text-properties style:text-underline-style="none" officeooo:rsid="0031fe36" officeooo:paragraph-rsid="0031fe36"/>
    </style:style>
    <style:style style:name="P16" style:family="paragraph" style:parent-style-name="Standard">
      <style:text-properties officeooo:rsid="001ab8b7" officeooo:paragraph-rsid="001ab8b7"/>
    </style:style>
    <style:style style:name="P17" style:family="paragraph" style:parent-style-name="Standard">
      <style:text-properties officeooo:rsid="0038e5cc" officeooo:paragraph-rsid="0038e5cc"/>
    </style:style>
    <style:style style:name="P18" style:family="paragraph" style:parent-style-name="Standard">
      <style:text-properties officeooo:rsid="00449ef1" officeooo:paragraph-rsid="00449ef1"/>
    </style:style>
    <style:style style:name="P19" style:family="paragraph" style:parent-style-name="Standard">
      <style:text-properties officeooo:paragraph-rsid="00462131"/>
    </style:style>
    <style:style style:name="P20" style:family="paragraph" style:parent-style-name="Standard">
      <style:text-properties officeooo:paragraph-rsid="004e0060"/>
    </style:style>
    <style:style style:name="P21" style:family="paragraph" style:parent-style-name="Standard">
      <style:text-properties officeooo:rsid="005c351b" officeooo:paragraph-rsid="005c351b"/>
    </style:style>
    <style:style style:name="P22" style:family="paragraph" style:parent-style-name="Standard">
      <style:text-properties fo:font-variant="normal" fo:text-transform="none" fo:color="#858796" style:font-name="Nunito" fo:font-size="12pt" fo:letter-spacing="normal" fo:font-style="normal" fo:font-weight="normal" officeooo:rsid="00462131" officeooo:paragraph-rsid="00462131" style:font-size-asian="10.5pt" style:font-size-complex="10.5pt"/>
    </style:style>
    <style:style style:name="P23" style:family="paragraph" style:parent-style-name="Standard">
      <style:text-properties fo:font-variant="normal" fo:text-transform="none" fo:color="#202124" style:font-name="dejavu sans mono" fo:font-size="10.5pt" fo:letter-spacing="normal" fo:font-style="normal" fo:font-weight="normal" officeooo:rsid="00462131" officeooo:paragraph-rsid="00459679" style:font-size-asian="10.5pt" style:font-size-complex="10.5pt"/>
    </style:style>
    <style:style style:name="P24" style:family="paragraph" style:parent-style-name="Standard">
      <style:text-properties officeooo:rsid="006203a1" officeooo:paragraph-rsid="006203a1"/>
    </style:style>
    <style:style style:name="P25" style:family="paragraph" style:parent-style-name="Standard">
      <style:text-properties officeooo:rsid="0065a9d6" officeooo:paragraph-rsid="0065a9d6"/>
    </style:style>
    <style:style style:name="P26" style:family="paragraph" style:parent-style-name="Standard">
      <style:text-properties officeooo:rsid="006dae29" officeooo:paragraph-rsid="006dae29"/>
    </style:style>
    <style:style style:name="P27" style:family="paragraph" style:parent-style-name="Standard">
      <style:text-properties officeooo:rsid="0079226e" officeooo:paragraph-rsid="0079226e"/>
    </style:style>
    <style:style style:name="P28" style:family="paragraph" style:parent-style-name="Standard">
      <style:text-properties officeooo:rsid="007e1453" officeooo:paragraph-rsid="007e1453"/>
    </style:style>
    <style:style style:name="P2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0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1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2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3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T1" style:family="text">
      <style:text-properties fo:font-variant="normal" fo:text-transform="none" fo:color="#0055aa" style:font-name="monospace" fo:font-size="9.75pt" fo:letter-spacing="normal" fo:font-style="normal" fo:font-weight="normal"/>
    </style:style>
    <style:style style:name="T2" style:family="text">
      <style:text-properties fo:font-variant="normal" fo:text-transform="none" fo:color="#202124" style:font-name="dejavu sans mono" fo:font-size="10.5pt" fo:letter-spacing="normal" fo:font-style="normal" fo:font-weight="normal" style:font-size-asian="10.5pt" style:font-size-complex="10.5pt"/>
    </style:style>
    <style:style style:name="T3" style:family="text">
      <style:text-properties fo:font-variant="normal" fo:text-transform="none" fo:color="#202124" style:font-name="dejavu sans mono" fo:font-size="10.5pt" fo:letter-spacing="normal" fo:font-style="normal" fo:font-weight="normal" officeooo:rsid="00462131" style:font-size-asian="10.5pt" style:font-size-complex="10.5pt"/>
    </style:style>
    <style:style style:name="T4" style:family="text">
      <style:text-properties fo:font-variant="normal" fo:text-transform="none" fo:color="#202124" style:font-name="dejavu sans mono" fo:font-size="10.5pt" fo:letter-spacing="normal" fo:font-style="normal" fo:font-weight="normal" officeooo:rsid="004e0060" style:font-size-asian="10.5pt" style:font-size-complex="10.5pt"/>
    </style:style>
    <style:style style:name="T5" style:family="text">
      <style:text-properties fo:font-variant="normal" fo:text-transform="none" fo:color="#858796" style:font-name="Nunito" fo:font-size="12pt" fo:letter-spacing="normal" fo:font-style="normal" fo:font-weight="normal"/>
    </style:style>
    <style:style style:name="T6" style:family="text">
      <style:text-properties fo:font-variant="normal" fo:text-transform="none" fo:color="#858796" style:font-name="Nunito" fo:font-size="12pt" fo:letter-spacing="normal" fo:font-style="normal" fo:font-weight="normal" officeooo:rsid="00462131" style:font-size-asian="10.5pt" style:font-size-complex="10.5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4bff3"/>
    </style:style>
    <style:style style:name="T9" style:family="text">
      <style:text-properties style:text-underline-style="solid" style:text-underline-width="auto" style:text-underline-color="font-color" officeooo:rsid="0006aa7d"/>
    </style:style>
    <style:style style:name="T10" style:family="text">
      <style:text-properties style:text-underline-style="solid" style:text-underline-width="auto" style:text-underline-color="font-color" officeooo:rsid="000f128a"/>
    </style:style>
    <style:style style:name="T11" style:family="text">
      <style:text-properties style:text-underline-style="solid" style:text-underline-width="auto" style:text-underline-color="font-color" officeooo:rsid="00295c9a"/>
    </style:style>
    <style:style style:name="T12" style:family="text">
      <style:text-properties style:text-underline-style="solid" style:text-underline-width="auto" style:text-underline-color="font-color" officeooo:rsid="002b4779"/>
    </style:style>
    <style:style style:name="T13" style:family="text">
      <style:text-properties style:text-underline-style="solid" style:text-underline-width="auto" style:text-underline-color="font-color" officeooo:rsid="002d32da"/>
    </style:style>
    <style:style style:name="T14" style:family="text">
      <style:text-properties style:text-underline-style="solid" style:text-underline-width="auto" style:text-underline-color="font-color" officeooo:rsid="002fa6b9"/>
    </style:style>
    <style:style style:name="T15" style:family="text">
      <style:text-properties style:text-underline-style="solid" style:text-underline-width="auto" style:text-underline-color="font-color" officeooo:rsid="003fc54e"/>
    </style:style>
    <style:style style:name="T16" style:family="text">
      <style:text-properties officeooo:rsid="0006f3bf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04bff3"/>
    </style:style>
    <style:style style:name="T19" style:family="text">
      <style:text-properties style:text-underline-style="none" officeooo:rsid="0006f3bf"/>
    </style:style>
    <style:style style:name="T20" style:family="text">
      <style:text-properties style:text-underline-style="none" officeooo:rsid="002378c7"/>
    </style:style>
    <style:style style:name="T21" style:family="text">
      <style:text-properties officeooo:rsid="001076c7"/>
    </style:style>
    <style:style style:name="T22" style:family="text">
      <style:text-properties officeooo:rsid="00115369"/>
    </style:style>
    <style:style style:name="T23" style:family="text">
      <style:text-properties officeooo:rsid="0012d157"/>
    </style:style>
    <style:style style:name="T24" style:family="text">
      <style:text-properties officeooo:rsid="002fa6b9"/>
    </style:style>
    <style:style style:name="T25" style:family="text">
      <style:text-properties officeooo:rsid="0034022b"/>
    </style:style>
    <style:style style:name="T26" style:family="text">
      <style:text-properties officeooo:rsid="003a3aac"/>
    </style:style>
    <style:style style:name="T27" style:family="text">
      <style:text-properties fo:color="#c9211e" style:text-underline-style="solid" style:text-underline-width="auto" style:text-underline-color="font-color" officeooo:rsid="003fc54e"/>
    </style:style>
    <style:style style:name="T28" style:family="text">
      <style:text-properties officeooo:rsid="00459679"/>
    </style:style>
    <style:style style:name="T29" style:family="text">
      <style:text-properties officeooo:rsid="005599ea"/>
    </style:style>
    <style:style style:name="T30" style:family="text">
      <style:text-properties officeooo:rsid="0057f10a"/>
    </style:style>
    <style:style style:name="T31" style:family="text">
      <style:text-properties officeooo:rsid="006edb3c"/>
    </style:style>
    <style:style style:name="T32" style:family="text">
      <style:text-properties officeooo:rsid="00709479"/>
    </style:style>
    <style:style style:name="T33" style:family="text">
      <style:text-properties officeooo:rsid="007e1453"/>
    </style:style>
    <style:style style:name="T34" style:family="text">
      <style:text-properties officeooo:rsid="007eee3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eeting:10’Oct’22 ‘<text:span text:style-name="T34">22</text:span> <text:s text:c="28"/><text:tab/>IOT-Device</text:p>
      <text:p text:style-name="P1">------------------------------------------------------------------------------------------------------------------------</text:p>
      <text:p text:style-name="P2"># In Company Admin <text:span text:style-name="T16">#</text:span></text:p>
      <text:p text:style-name="P3"/>
      <text:p text:style-name="P5"><text:span text:style-name="T18"><text:s/></text:span><text:span text:style-name="T19"># </text:span><text:span text:style-name="T8">Toy Registration</text:span><text:span text:style-name="T18">: <text:s/></text:span><text:span text:style-name="T9">(</text:span><text:span text:style-name="T1">tblToyRegistration</text:span><text:span text:style-name="T9">)</text:span></text:p>
      <text:p text:style-name="P4"><text:s text:c="2"/>Toy_name:ZMQ_TOY_001 </text:p>
      <text:p text:style-name="P4"/>
      <text:p text:style-name="P8"># <text:span text:style-name="T7">Assign Toy to PHC-Health-center<text:tab/></text:span><text:span text:style-name="T27">done</text:span></text:p>
      <text:p text:style-name="P8"><text:s/>=&gt; Open Dropdown for phc-health-center and list of toys then assign toys to each phc-health-center</text:p>
      <text:p text:style-name="P8"/>
      <text:p text:style-name="P6"># <text:span text:style-name="T7">Assign Token to Toy </text:span><text:span text:style-name="T27">done</text:span></text:p>
      <text:p text:style-name="P9">=&gt; Open Dropdown for Toy’s and List for Tokens Then Assign <text:span text:style-name="T22">token to toys</text:span></text:p>
      <text:p text:style-name="P9"/>
      <text:p text:style-name="P7"># <text:span text:style-name="T7">Assign Toy To Staff (Phc worker </text:span><text:span text:style-name="T15">with respt to company</text:span><text:span text:style-name="T7">)</text:span></text:p>
      <text:p text:style-name="P10"><text:span text:style-name="T22">=&gt; </text:span><text:span text:style-name="T21">Open Dropdown for Toy’s and List for </text:span><text:span text:style-name="T22">PHC-Worker(Staff)</text:span><text:span text:style-name="T21"> Then Assign </text:span><text:span text:style-name="T23">Toy’s</text:span><text:span text:style-name="T22"> to </text:span><text:span text:style-name="T23">phc-worker</text:span></text:p>
      <text:p text:style-name="P11"><text:s text:c="5"/>Currently, Only One Toy is assign <text:s/>to one Phc-worker (one-to-one relation)</text:p>
      <text:p text:style-name="P13"/>
      <text:p text:style-name="P14"># <text:span text:style-name="T17">Phc-</text:span><text:span text:style-name="T20">staff</text:span><text:span text:style-name="T17">-Registration ?? </text:span><text:span text:style-name="T20">According to </text:span><text:span text:style-name="T10">PHC-Health-center? </text:span><text:span text:style-name="T11">(staff-setup) </text:span><text:span text:style-name="T13">According</text:span><text:span text:style-name="T12"> Company </text:span><text:span text:style-name="T14">Or Both?</text:span></text:p>
      <text:p text:style-name="P15"><text:span text:style-name="T24">=</text:span>&gt; Both</text:p>
      <text:p text:style-name="P13"/>
      <text:p text:style-name="P16"># When phc-worker login, show only that Token Which is Assign to login-phc-worker <text:span text:style-name="T25">by company <text:s text:c="3"/>admin.</text:span></text:p>
      <text:p text:style-name="P17"># <text:span text:style-name="T26">assigned Toys to phc only visiable by login company</text:span></text:p>
      <text:p text:style-name="P17"/>
      <text:p text:style-name="P17"/>
      <text:p text:style-name="P18">==================================</text:p>
      <text:p text:style-name="P21">One PHC-Staff will get Only One toy for One PHC-Center</text:p>
      <text:p text:style-name="P20"><text:span text:style-name="T29"># </text:span><text:span text:style-name="T28">Toy:</text:span><text:span text:style-name="T2">ZMQ_TOY_006 <text:s/></text:span><text:span text:style-name="T4">is assign(PHC Staff) to rehman@gmail.com|BbazOf1w</text:span></text:p>
      <text:p text:style-name="P19"/>
      <text:p text:style-name="P19"><text:span text:style-name="T30"># </text:span><text:span text:style-name="T28">Toy:</text:span><text:span text:style-name="T2">ZMQ_TOY_006 <text:s/></text:span><text:span text:style-name="T3">Has</text:span></text:p>
      <text:p text:style-name="P19"><text:span text:style-name="T3"><text:s text:c="2"/></text:span><text:span text:style-name="T6"><text:s text:c="6"/></text:span><text:span text:style-name="T5">Token no. : T-9</text:span></text:p>
      <text:section text:style-name="Sect1" text:name="Section1">
        <text:list xml:id="list1506998702" text:style-name="L1">
          <text:list-item>
            <text:p text:style-name="P29"><text:bookmark text:name="collapseOne0"/>Token no. : T-11</text:p>
          </text:list-item>
        </text:list>
      </text:section>
      <text:section text:style-name="Sect1" text:name="Section2">
        <text:list xml:id="list769239106" text:style-name="L2">
          <text:list-item>
            <text:p text:style-name="P30"><text:bookmark text:name="collapseOne05"/>Token no. : T-12</text:p>
          </text:list-item>
        </text:list>
      </text:section>
      <text:section text:style-name="Sect1" text:name="Section3">
        <text:list xml:id="list763246857" text:style-name="L3">
          <text:list-item>
            <text:p text:style-name="P31"><text:bookmark text:name="collapseOne06"/>Token no. : T-21</text:p>
          </text:list-item>
        </text:list>
      </text:section>
      <text:section text:style-name="Sect1" text:name="Section4">
        <text:list xml:id="list548231653" text:style-name="L4">
          <text:list-item>
            <text:p text:style-name="P32"><text:bookmark text:name="collapseOne07"/>Token no. : T-22</text:p>
          </text:list-item>
        </text:list>
      </text:section>
      <text:section text:style-name="Sect1" text:name="Section5">
        <text:list xml:id="list2736608622" text:style-name="L5">
          <text:list-item>
            <text:p text:style-name="P33"><text:bookmark text:name="collapseOne08"/>Token no. : T-23</text:p>
          </text:list-item>
        </text:list>
      </text:section>
      <text:p text:style-name="P22"/>
      <text:p text:style-name="P23"/>
      <text:p text:style-name="P24">Meeting: Nov’15’<text:span text:style-name="T34">22</text:span></text:p>
      <text:p text:style-name="P25">--------------------------------------------------------------------------------------------------------------------</text:p>
      <text:p text:style-name="P26">In Super Admin:</text:p>
      <text:p text:style-name="P26"><text:span text:style-name="T31">&gt;&gt; </text:span><text:span text:style-name="T32">V</text:span>iew Users Info</text:p>
      <text:p text:style-name="P27"/>
      <text:p text:style-name="P27">In Company Admin:</text:p>
      <text:p text:style-name="P27">&gt;&gt; Add PHC <text:span text:style-name="T33">section</text:span></text:p>
      <text:p text:style-name="P28">&gt;&gt; select phc for single staff in Add stafff section</text:p>
      <text:p text:style-name="P28">&gt;&gt; </text:p>
      <text:p text:style-name="P27"/>
      <text:p text:style-name="P27"/>
      <text:p text:style-name="P27"><text:soft-page-break/></text:p>
      <text:p text:style-name="P26"/>
      <text:p text:style-name="P26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apple-system, BlinkMacSystemFont, 'Segoe UI', Roboto, 'Helvetica Neue', Arial, sans-serif, 'Apple Color Emoji', 'Segoe UI Emoji', 'Segoe UI Symbol', 'Noto Color Emoji'"/>
    <style:font-face style:name="dejavu sans mono" svg:font-family="'dejavu sans mono', monospace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1:21:50.462526564</meta:creation-date>
    <dc:date>2022-11-15T18:27:24.621802777</dc:date>
    <meta:editing-duration>PT14H53M16S</meta:editing-duration>
    <meta:editing-cycles>42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208" meta:character-count="1530" meta:non-whitespace-character-count="1306"/>
  </office:meta>
</office:document-meta>
</file>